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5b25" officeooo:paragraph-rsid="00005b25" style:font-size-asian="12.25pt" style:font-weight-asian="bold" style:font-size-complex="14pt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2pt" fo:font-weight="bold" officeooo:rsid="00005b25" officeooo:paragraph-rsid="00005b25" style:font-size-asian="10.5pt" style:font-weight-asian="bold" style:font-size-complex="12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bold" officeooo:rsid="0000e33a" officeooo:paragraph-rsid="0000e33a" style:font-size-asian="10.5pt" style:font-weight-asian="bold" style:font-size-complex="12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bold" officeooo:rsid="0001422a" officeooo:paragraph-rsid="0001422a" style:font-size-asian="10.5pt" style:font-weight-asian="bold" style:font-size-complex="12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05b25" officeooo:paragraph-rsid="00005b25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00e33a" officeooo:paragraph-rsid="0000e33a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1422a" officeooo:paragraph-rsid="0001422a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018f00" officeooo:paragraph-rsid="00018f00" style:font-size-asian="10.5pt" style:font-weight-asian="normal" style:font-size-complex="12pt" style:font-weight-complex="normal"/>
    </style:style>
    <style:style style:name="T1" style:family="text">
      <style:text-properties officeooo:rsid="0000e3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Stuff</text:p>
      <text:p text:style-name="P1"/>
      <text:list xml:id="list4710851932221880680" text:style-name="L2">
        <text:list-item>
          <text:p text:style-name="P2">Regular Expressions</text:p>
          <text:list>
            <text:list-item>
              <text:p text:style-name="P5">import re library</text:p>
            </text:list-item>
            <text:list-item>
              <text:p text:style-name="P5">use re.match(), re.split(), re.search()</text:p>
              <text:list>
                <text:list-item>
                  <text:p text:style-name="P5"><text:a xlink:type="simple" xlink:href="https://docs.python.org/2/library/re.html" text:style-name="Internet_20_link" text:visited-style-name="Visited_20_Internet_20_Link">https://docs.python.org/2/library/re.html</text:a></text:p>
                </text:list-item>
              </text:list>
            </text:list-item>
          </text:list>
        </text:list-item>
        <text:list-item>
          <text:p text:style-name="P2">Commands</text:p>
          <text:list>
            <text:list-item>
              <text:p text:style-name="P5">import commands library</text:p>
            </text:list-item>
            <text:list-item>
              <text:p text:style-name="P5">use commands.getoutput() <text:span text:style-name="T1">to store the contents of a command in a variable</text:span></text:p>
              <text:list>
                <text:list-item>
                  <text:p text:style-name="P5"><text:a xlink:type="simple" xlink:href="https://docs.python.org/2/library/commands.html" text:style-name="Internet_20_link" text:visited-style-name="Visited_20_Internet_20_Link">https://docs.python.org/2/library/commands.html</text:a></text:p>
                  <text:list>
                    <text:list-header>
                      <text:p text:style-name="P5"/>
                    </text:list-header>
                  </text:list>
                </text:list-item>
              </text:list>
            </text:list-item>
          </text:list>
        </text:list-item>
        <text:list-item>
          <text:p text:style-name="P2">Read files</text:p>
          <text:list>
            <text:list-item>
              <text:p text:style-name="P6">read files and parse through ts content line by line </text:p>
              <text:list>
                <text:list-item>
                  <text:p text:style-name="P6"><text:a xlink:type="simple" xlink:href="https://docs.python.org/2/tutorial/inputoutput.html" text:style-name="Internet_20_link" text:visited-style-name="Visited_20_Internet_20_Link">https://docs.python.org/2/tutorial/inputoutput.html</text:a></text:p>
                </text:list-item>
              </text:list>
            </text:list-item>
          </text:list>
        </text:list-item>
        <text:list-item>
          <text:p text:style-name="P3">Spawn files</text:p>
          <text:list>
            <text:list-item>
              <text:p text:style-name="P7">pexpect</text:p>
              <text:list>
                <text:list-item>
                  <text:p text:style-name="P7"><text:a xlink:type="simple" xlink:href="https://media.readthedocs.org/pdf/pexpect/latest/pexpect.pdf" text:style-name="Internet_20_link" text:visited-style-name="Visited_20_Internet_20_Link">https://media.readthedocs.org/pdf/pexpect/latest/pexpect.pdf</text:a></text:p>
                </text:list-item>
              </text:list>
            </text:list-item>
          </text:list>
        </text:list-item>
        <text:list-item>
          <text:p text:style-name="P4">Write HTML</text:p>
          <text:list>
            <text:list-item>
              <text:p text:style-name="P7">import HTML</text:p>
              <text:list>
                <text:list-item>
                  <text:p text:style-name="P8"><text:a xlink:type="simple" xlink:href="https://pypi.python.org/pypi/html" text:style-name="Internet_20_link" text:visited-style-name="Visited_20_Internet_20_Link">https://pypi.python.org/pypi/html</text:a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0:31:38.990000000</meta:creation-date>
    <dc:date>2017-05-29T21:03:56.718000000</dc:date>
    <meta:editing-duration>PT57S</meta:editing-duration>
    <meta:editing-cycles>1</meta:editing-cycles>
    <meta:document-statistic meta:table-count="0" meta:image-count="0" meta:object-count="0" meta:page-count="1" meta:paragraph-count="19" meta:word-count="69" meta:character-count="543" meta:non-whitespace-character-count="509"/>
    <meta:generator>LibreOffice/5.2.3.3$Windows_x86 LibreOffice_project/d54a8868f08a7b39642414cf2c8ef2f228f780cf</meta:generator>
  </office:meta>
</office:document-meta>
</file>